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2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4.863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2cm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,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.5">
            <text:p>1,5</text:p>
          </table:table-cell>
          <table:table-cell table:style-name="ce15" office:value-type="float" office:value="2.5">
            <text:p>2,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float" office:value="2.25">
            <text:p>2,25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1"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2.75">
            <text:p>22,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8">
            <text:p>8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5">
            <text:p>5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18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09-25T13:28:11</meta:creation-date>
    <dc:date>2015-08-11T18:04:32.53</dc:date>
    <meta:editing-duration>PT73H21M42S</meta:editing-duration>
    <meta:editing-cycles>16</meta:editing-cycles>
    <meta:generator>OpenOffice.org/3.1$Win32 OpenOffice.org_project/310m19$Build-9420</meta:generator>
    <dc:creator>emmanuel quintin</dc:creator>
    <meta:document-statistic meta:table-count="3" meta:cell-count="113" meta:object-count="0"/>
  </office:meta>
</office:document-meta>
</file>